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1" svg:font-family="Calibri"/>
    <style:font-face style:name="Liberation Serif" svg:font-family="'Liberation Serif'"/>
    <style:font-face style:name="OpenSymbol" svg:font-family="Open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2" style:family="paragraph" style:parent-style-name="Standard">
      <style:paragraph-properties fo:line-height="100%" fo:text-align="start" style:justify-single-word="false"/>
      <style:text-properties style:use-window-font-color="true" style:font-name="Liberation Serif" fo:font-size="12pt" fo:font-style="italic"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language="en" fo:country="US" fo:font-weight="normal" fo:background-color="transparent" style:font-name-asian="Liberation Serif" style:font-name-complex="Liberation Serif"/>
    </style:style>
    <style:style style:name="P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style>
    <style:style style:name="P8" style:family="paragraph" style:parent-style-name="Standard" style:list-style-name="L3">
      <style:paragraph-properties fo:line-height="100%" fo:text-align="start" style:justify-single-word="false"/>
    </style:style>
    <style:style style:name="P9" style:family="paragraph" style:parent-style-name="Standard" style:list-style-name="L4">
      <style:paragraph-properties fo:line-height="100%" fo:text-align="start" style:justify-single-word="false"/>
    </style:style>
    <style:style style:name="P10" style:family="paragraph" style:parent-style-name="Standard" style:list-style-name="L7">
      <style:paragraph-properties fo:line-height="100%" fo:text-align="start" style:justify-single-word="false"/>
    </style:style>
    <style:style style:name="P11" style:family="paragraph" style:parent-style-name="Standard" style:list-style-name="L8">
      <style:paragraph-properties fo:line-height="100%" fo:text-align="start" style:justify-single-word="false"/>
    </style:style>
    <style:style style:name="P12" style:family="paragraph" style:parent-style-name="Standard" style:list-style-name="L10">
      <style:paragraph-properties fo:line-height="100%" fo:text-align="start" style:justify-single-word="false"/>
    </style:style>
    <style:style style:name="T1" style:family="text">
      <style:text-properties style:use-window-font-color="true" style:font-name="Liberation Serif" fo:font-size="12pt" fo:language="en" fo:country="US" fo:font-weight="normal" fo:background-color="transparent" style:font-name-asian="Liberation Serif" style:font-name-complex="Liberation Serif"/>
    </style:style>
    <style:style style:name="T2" style:family="text">
      <style:text-properties style:use-window-font-color="true" style:font-name="Liberation Serif" fo:font-size="12pt" fo:language="en" fo:country="US" fo:font-style="italic" fo:font-weight="normal" fo:background-color="transparent" style:font-name-asian="Liberation Serif" style:font-style-asian="italic" style:font-name-complex="Liberation Serif" style:font-style-complex="italic"/>
    </style:style>
    <style:style style:name="T3"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rED</text:p>
      <text:p text:style-name="P5"/>
      <text:p text:style-name="P2">What is TourED?</text:p>
      <text:p text:style-name="P6"/>
      <text:p text:style-name="P3">TourED is a mobile application for touring points of attraction in the City of Edinburgh. The majority of the tours will be on outdoors on foot and bicycle. An interactive on screen map will be provided to help the user find their bearings. </text:p>
      <text:p text:style-name="P6"/>
      <text:p text:style-name="P2">Stakeholders of TourED</text:p>
      <text:p text:style-name="P3">TourED has multiple unique stakeholders. Firstly, the local government because 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ourists to Edinburgh. </text:p>
      <text:p text:style-name="P3"><text:s/></text:p>
      <text:p text:style-name="P3">The local population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p>
      <text:p text:style-name="P6"/>
      <text:p text:style-name="P3">Tourists are obvious stakeholders of TourED, they are the end users of this application. They are using TourED to find good attractions, local food restaruant and souvenir shop. TourED will help them to find these sites and arrange a route for them to save time. Tourists are seeking a enriched travel experience in Edinburgh with the help of TourED.</text:p>
      <text:p text:style-name="P3"/>
      <text:p text:style-name="P3">Owners of attractions are also stakeholders of TourED, they want their sites be visited by tourists so they can sell tickets and make money. TourED have the ability to navigate tourists to different place, so they may want to create some tour on TourED to bring more tourists to their place.</text:p>
      <text:p text:style-name="P3"/>
      <text:p text:style-name="P3">User cases: <text:span text:style-name="T3">Follow Tour</text:span></text:p>
      <text:p text:style-name="P3"><text:span text:style-name="T3">Primary actor: tourist</text:span></text:p>
      <text:p text:style-name="P3"><text:span text:style-name="T3">supplementary actors: ?</text:span></text:p>
      <text:p text:style-name="P3"><text:span text:style-name="T3">Summary: the tourist want to have a trip navigated by TourED</text:span></text:p>
      <text:p text:style-name="P4">Precondition: tourist is browsing tours</text:p>
      <text:p text:style-name="P4">Trigger: tourist select a tour.</text:p>
      <text:p text:style-name="P7"><text:span text:style-name="T1">guarantee: </text:span></text:p>
      <text:list xml:id="list8355323469088328350" text:style-name="L3">
        <text:list-item>
          <text:p text:style-name="P8"><text:span text:style-name="T1">success guarantee: tourist get the end way point of the tour</text:span></text:p>
        </text:list-item>
        <text:list-item>
          <text:p text:style-name="P8"><text:span text:style-name="T1">failure guarantee: tourist get lost and go to somewhere else</text:span></text:p>
        </text:list-item>
      </text:list>
      <text:p text:style-name="P7"><text:span text:style-name="T1">Main Success Scenario:</text:span></text:p>
      <text:list xml:id="list8416645768691984655" text:style-name="L4">
        <text:list-item>
          <text:p text:style-name="P9"><text:span text:style-name="T1">TourED display the sequence of </text:span><text:span text:style-name="T2">waypoints</text:span><text:span text:style-name="T1"> linked together on the map with a short description.</text:span></text:p>
        </text:list-item>
        <text:list-item>
          <text:p text:style-name="P9"><text:span text:style-name="T1">Tourist click 'start tour' </text:span></text:p>
        </text:list-item>
        <text:list-item>
          <text:p text:style-name="P9"><text:span text:style-name="T1">TourED show the position,distance of the start waypoint with the closest route to it on map</text:span></text:p>
        </text:list-item>
        <text:list-item>
          <text:p text:style-name="P9"><text:span text:style-name="T1">Tourist follow the route</text:span></text:p>
        </text:list-item>
        <text:list-item>
          <text:p text:style-name="P9"><text:span text:style-name="T1">Tourist arrive at the waypoint</text:span></text:p>
        </text:list-item>
        <text:list-item>
          <text:p text:style-name="P9"><text:span text:style-name="T1">TourED show annotations of this waypoint if there is one</text:span></text:p>
        </text:list-item>
        <text:list-item>
          <text:p text:style-name="P9"><text:span text:style-name="T1">Tourist click 'next'</text:span></text:p>
        </text:list-item>
        <text:list-item>
          <text:p text:style-name="P9"><text:span text:style-name="T1">(if this waypoint is not end waypoiny)TourED show the postion, distance of next waypoint with the leg to that waypoint and a small annotation of the leg if there is one</text:span></text:p>
        </text:list-item>
        <text:list-item>
          <text:p text:style-name="P9"><text:span text:style-name="T1">Tourist follow the leg</text:span></text:p>
        </text:list-item>
        <text:list-item>
          <text:p text:style-name="P9"><text:span text:style-name="T1">Tourist arrive at the next waypoint</text:span></text:p>
        </text:list-item>
        <text:list-item>
          <text:p text:style-name="P9"><text:span text:style-name="T1">repeat from 6 until the current waypoint is the end of the waypoint</text:span></text:p>
        </text:list-item>
        <text:list-item>
          <text:p text:style-name="P9"><text:soft-page-break/><text:span text:style-name="T1">TourED show annotations of the end waypoint</text:span></text:p>
        </text:list-item>
        <text:list-item>
          <text:p text:style-name="P9"><text:span text:style-name="T1">Tourist click 'exist'</text:span></text:p>
        </text:list-item>
      </text:list>
      <text:p text:style-name="P7"><text:span text:style-name="T1">Extension 1:</text:span></text:p>
      <text:list xml:id="list3501977326522102738" text:style-name="L7">
        <text:list-item>
          <text:p text:style-name="P10"><text:span text:style-name="T1">Tourist didn't follow the route and have not gone far</text:span></text:p>
        </text:list-item>
        <text:list-item>
          <text:p text:style-name="P10"><text:span text:style-name="T1">TourED send notification with new route on it (device will shock or make sound)</text:span></text:p>
        </text:list-item>
        <text:list-item>
          <text:p text:style-name="P10"><text:span text:style-name="T1">Tourist <text:s/>see the notify</text:span></text:p>
        </text:list-item>
        <text:list-item>
          <text:p text:style-name="P10"><text:span text:style-name="T1">back to 4 in main scenario</text:span></text:p>
        </text:list-item>
      </text:list>
      <text:p text:style-name="P7"><text:span text:style-name="T1">Extenstion 2:</text:span></text:p>
      <text:list xml:id="list8974542042431134698" text:style-name="L8">
        <text:list-item>
          <text:p text:style-name="P11"><text:span text:style-name="T1">Tourist didn't follow the leg and have not gone far</text:span></text:p>
        </text:list-item>
        <text:list-item>
          <text:p text:style-name="P11"><text:span text:style-name="T1"><text:s/>TourED send notification with route back to leg (device will shock or make sound)</text:span></text:p>
        </text:list-item>
        <text:list-item>
          <text:p text:style-name="P11"><text:span text:style-name="T1">Tourist see the notify</text:span></text:p>
        </text:list-item>
        <text:list-item>
          <text:p text:style-name="P11"><text:span text:style-name="T1">Tourist go back to leg</text:span></text:p>
        </text:list-item>
        <text:list-item>
          <text:p text:style-name="P11"><text:span text:style-name="T1">back to 9 in main scenario</text:span></text:p>
        </text:list-item>
      </text:list>
      <text:p text:style-name="P7"><text:span text:style-name="T1">Extension 3:</text:span></text:p>
      <text:list xml:id="list5469310860338270769" text:style-name="L10">
        <text:list-item>
          <text:p text:style-name="P12"><text:span text:style-name="T1">(9.) Tourist didn't follow the route and have gone too far</text:span></text:p>
        </text:list-item>
        <text:list-item>
          <text:p text:style-name="P12"><text:span text:style-name="T1">TourED cancel the tour and send notification (device will shock or make sound)</text:span></text:p>
        </text:list-item>
        <text:list-item>
          <text:p text:style-name="P12"><text:span text:style-name="T1">failure</text:span></text:p>
        </text:list-item>
      </text:list>
      <text:p text:style-name="P7"><text:span text:style-name="T1">Stakeholders &amp; Interests:</text:span></text:p>
      <text:p text:style-name="P7"><text:span text:style-name="T1">tourists: want to have a navigated tour</text:span></text:p>
      <text:p text:style-name="P7"><text:span text:style-name="T1">owner of attraction: want tourist visit their sites (maybe at some waypoints)</text:span></text:p>
      <text:p text:style-name="P7"><text:span text:style-name="T1">local population: want tourist bypass their shops (maybe near waypoints or legs)</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1" svg:font-family="Calibri"/>
    <style:font-face style:name="Liberation Serif" svg:font-family="'Liberation Serif'"/>
    <style:font-face style:name="OpenSymbol" svg:font-family="Open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51" meta:word-count="619" meta:character-count="3592"/>
    <dc:date>2017-10-11T17:35:32.37</dc:date>
    <dc:creator>Tianyu Wang</dc:creator>
    <meta:editing-duration>PT1H18M11S</meta:editing-duration>
    <meta:editing-cycles>1</meta:editing-cycles>
    <meta:generator>OpenOffice/4.1.3$Win32 OpenOffice.org_project/413m1$Build-9783</meta:generator>
  </office:meta>
</office:document-meta>
</file>